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rial1" svg:font-family="Arial, Verdana, Helvetica, sans-serif"/>
    <style:font-face style:name="Mangal1" svg:font-family="Manga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font-weight="bold" style:font-size-asian="12pt" style:font-weight-asian="bold" style:font-size-complex="12pt"/>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4" style:family="paragraph" style:parent-style-name="Standard">
      <style:text-properties fo:font-size="12pt" fo:font-weight="bold" officeooo:paragraph-rsid="0000e7e3" style:font-size-asian="12pt" style:font-weight-asian="bold" style:font-size-complex="12pt"/>
    </style:style>
    <style:style style:name="P5" style:family="paragraph" style:parent-style-name="Standard">
      <style:paragraph-properties fo:text-align="justify" style:justify-single-word="false"/>
      <style:text-properties fo:font-size="12pt" fo:font-weight="bold" officeooo:rsid="00019d09" officeooo:paragraph-rsid="000a58de" style:font-size-asian="12pt" style:font-weight-asian="bold" style:font-size-complex="12pt" style:font-weight-complex="bold"/>
    </style:style>
    <style:style style:name="P6" style:family="paragraph" style:parent-style-name="Standard">
      <style:text-properties fo:font-size="12pt" style:font-size-asian="12pt" style:font-size-complex="12pt"/>
    </style:style>
    <style:style style:name="P7" style:family="paragraph" style:parent-style-name="Standard">
      <style:paragraph-properties fo:text-align="justify" style:justify-single-word="false"/>
      <style:text-properties fo:font-size="12pt" style:font-size-asian="12pt" style:font-size-complex="12pt"/>
    </style:style>
    <style:style style:name="P8" style:family="paragraph" style:parent-style-name="Standard">
      <style:text-properties fo:font-size="12pt" officeooo:paragraph-rsid="0000e7e3" style:font-size-asian="12pt" style:font-size-complex="12pt"/>
    </style:style>
    <style:style style:name="P9" style:family="paragraph" style:parent-style-name="Standard">
      <style:text-properties fo:font-size="12pt" officeooo:paragraph-rsid="00018e40" style:font-size-asian="12pt" style:font-size-complex="12pt"/>
    </style:style>
    <style:style style:name="P10" style:family="paragraph" style:parent-style-name="Standard">
      <style:text-properties fo:font-size="12pt" fo:language="en" fo:country="GB" style:font-size-asian="12pt" style:font-size-complex="12pt"/>
    </style:style>
    <style:style style:name="P11" style:family="paragraph" style:parent-style-name="Standard">
      <style:paragraph-properties fo:text-align="justify" style:justify-single-word="false"/>
      <style:text-properties fo:font-size="12pt" fo:language="en" fo:country="GB" style:font-size-asian="12pt" style:font-size-complex="12pt"/>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paragraph-properties fo:text-align="justify" style:justify-single-word="false"/>
      <style:text-properties fo:font-size="12pt" fo:language="en" fo:country="US" style:font-size-asian="12pt" style:font-size-complex="12pt"/>
    </style:style>
    <style:style style:name="P14" style:family="paragraph" style:parent-style-name="Standard">
      <style:text-properties fo:font-size="12pt" fo:language="en" fo:country="US" officeooo:paragraph-rsid="0000e7e3" style:font-size-asian="12pt" style:font-size-complex="12pt"/>
    </style:style>
    <style:style style:name="P15" style:family="paragraph" style:parent-style-name="Standard">
      <style:text-properties fo:font-size="12pt" fo:language="es" fo:country="ES" officeooo:paragraph-rsid="0000e7e3" style:font-size-asian="12pt" style:language-asian="en" style:country-asian="US" style:font-size-complex="12pt"/>
    </style:style>
    <style:style style:name="P16" style:family="paragraph" style:parent-style-name="Standard">
      <style:text-properties fo:font-size="12pt" fo:language="es" fo:country="ES" style:text-underline-style="none" fo:font-weight="normal" officeooo:paragraph-rsid="0000e7e3" style:font-size-asian="12pt" style:language-asian="en" style:country-asian="US" style:font-weight-asian="normal" style:font-size-complex="12pt" style:font-weight-complex="normal"/>
    </style:style>
    <style:style style:name="P17" style:family="paragraph" style:parent-style-name="Standard">
      <style:text-properties fo:font-size="12pt" fo:language="es" fo:country="ES" style:text-underline-style="none" fo:font-weight="normal" officeooo:rsid="0000e7e3" officeooo:paragraph-rsid="0000e7e3" style:font-size-asian="12pt" style:language-asian="en" style:country-asian="US" style:font-weight-asian="normal" style:font-size-complex="12pt" style:font-weight-complex="normal"/>
    </style:style>
    <style:style style:name="P18" style:family="paragraph" style:parent-style-name="Standard">
      <style:text-properties fo:font-size="12pt" fo:language="es" fo:country="ES" style:text-underline-style="solid" style:text-underline-width="auto" style:text-underline-color="font-color" fo:font-weight="bold" officeooo:paragraph-rsid="00018e40" style:font-size-asian="12pt" style:font-weight-asian="bold" style:font-size-complex="12pt"/>
    </style:style>
    <style:style style:name="P19" style:family="paragraph" style:parent-style-name="Standard">
      <style:text-properties fo:font-size="12pt" style:text-underline-style="solid" style:text-underline-width="auto" style:text-underline-color="font-color" fo:font-weight="bold" officeooo:paragraph-rsid="0000e7e3" style:font-size-asian="12pt" style:font-weight-asian="bold" style:font-size-complex="12pt"/>
    </style:style>
    <style:style style:name="P20" style:family="paragraph" style:parent-style-name="Standard">
      <style:paragraph-properties fo:text-align="justify" style:justify-single-word="false"/>
      <style:text-properties fo:font-size="12pt" fo:font-weight="normal" officeooo:rsid="00019d09" officeooo:paragraph-rsid="000a58de" style:font-size-asian="12pt" style:font-weight-asian="normal" style:font-size-complex="12pt" style:font-weight-complex="normal"/>
    </style:style>
    <style:style style:name="P21" style:family="paragraph" style:parent-style-name="Standard">
      <style:paragraph-properties fo:text-align="justify" style:justify-single-word="false"/>
    </style:style>
    <style:style style:name="P22" style:family="paragraph" style:parent-style-name="Standard">
      <style:text-properties fo:font-size="14pt" fo:language="es" fo:country="ES" style:text-underline-style="solid" style:text-underline-width="auto" style:text-underline-color="font-color" fo:font-weight="bold" officeooo:paragraph-rsid="0000e7e3" style:font-size-asian="14pt" style:font-weight-asian="bold" style:font-size-complex="14pt"/>
    </style:style>
    <style:style style:name="P23" style:family="paragraph" style:parent-style-name="Standard">
      <style:text-properties fo:color="#000000" style:font-name="Times New Roman" fo:font-size="12pt" fo:language="es" fo:country="ES" officeooo:paragraph-rsid="0000e7e3" style:font-size-asian="12pt" style:language-asian="en" style:country-asian="US" style:font-name-complex="Times New Roman" style:font-size-complex="12pt"/>
    </style:style>
    <style:style style:name="P24" style:family="paragraph" style:parent-style-name="Standard">
      <style:text-properties fo:color="#000000" style:font-name="Times New Roman" fo:font-size="12pt" fo:language="es" fo:country="ES" fo:font-weight="normal" officeooo:paragraph-rsid="0000e7e3" style:font-size-asian="12pt" style:language-asian="en" style:country-asian="US" style:font-weight-asian="normal" style:font-name-complex="Times New Roman" style:font-size-complex="12pt"/>
    </style:style>
    <style:style style:name="P25" style:family="paragraph" style:parent-style-name="Standard">
      <style:text-properties fo:color="#000000" style:font-name="Times New Roman" fo:font-size="12pt" officeooo:paragraph-rsid="0000e7e3" style:font-size-asian="12pt" style:font-name-complex="Times New Roman" style:font-size-complex="12pt"/>
    </style:style>
    <style:style style:name="P26" style:family="paragraph" style:parent-style-name="Standard">
      <style:text-properties officeooo:paragraph-rsid="00018e40"/>
    </style:style>
    <style:style style:name="P27" style:family="paragraph" style:parent-style-name="Standard">
      <style:paragraph-properties fo:text-align="justify" style:justify-single-word="false"/>
      <style:text-properties fo:color="#61636a" style:font-name="Times New Roman" fo:font-size="12pt" fo:language="es" fo:country="ES" officeooo:paragraph-rsid="00018e40" style:font-size-asian="12pt" style:font-name-complex="Times New Roman" style:font-size-complex="12pt"/>
    </style:style>
    <style:style style:name="P28" style:family="paragraph" style:parent-style-name="Standard">
      <style:text-properties style:font-name="Times New Roman" fo:font-size="12pt" fo:language="es" fo:country="ES" fo:font-weight="normal" officeooo:rsid="00018e40" style:font-size-asian="12pt" style:font-weight-asian="normal" style:font-name-complex="Arial" style:font-size-complex="12pt" style:font-weight-complex="normal"/>
    </style:style>
    <style:style style:name="P29" style:family="paragraph" style:parent-style-name="Standard">
      <style:paragraph-properties fo:margin-left="4.128cm" fo:margin-right="0cm" fo:text-align="justify" style:justify-single-word="false" fo:text-indent="0cm" style:auto-text-indent="false"/>
      <style:text-properties fo:font-size="12pt" style:font-size-asian="12pt" style:font-size-complex="12pt"/>
    </style:style>
    <style:style style:name="P30" style:family="paragraph" style:parent-style-name="Standard">
      <style:paragraph-properties fo:margin-left="1.27cm" fo:margin-right="0cm" fo:text-align="justify" style:justify-single-word="false" fo:text-indent="0cm" style:auto-text-indent="false"/>
      <style:text-properties fo:font-size="12pt" style:font-size-asian="12pt" style:font-size-complex="12pt"/>
    </style:style>
    <style:style style:name="P31" style:family="paragraph" style:parent-style-name="Normal_20__28_Web_29_">
      <style:paragraph-properties fo:margin-left="1.27cm" fo:margin-right="0cm" fo:margin-top="0cm" fo:margin-bottom="0cm" loext:contextual-spacing="false" fo:text-indent="0cm" style:auto-text-indent="false"/>
      <style:text-properties fo:font-size="12pt" officeooo:paragraph-rsid="0000e7e3" style:font-size-asian="12pt" style:font-size-complex="12pt"/>
    </style:style>
    <style:style style:name="P32" style:family="paragraph" style:parent-style-name="Standard">
      <style:paragraph-properties fo:margin-top="0.494cm" fo:margin-bottom="0.494cm" loext:contextual-spacing="false" fo:text-align="justify" style:justify-single-word="false" fo:orphans="2" fo:widows="2" fo:hyphenation-ladder-count="no-limit"/>
      <style:text-properties fo:color="#000000" style:font-name="Times New Roman" officeooo:paragraph-rsid="00018e40" style:font-name-asian="Times New Roman" style:font-name-complex="Times New Roman" fo:hyphenate="true" fo:hyphenation-remain-char-count="2" fo:hyphenation-push-char-count="2"/>
    </style:style>
    <style:style style:name="P33" style:family="paragraph" style:parent-style-name="Normal_20__28_Web_29_">
      <style:paragraph-properties fo:margin-top="0cm" fo:margin-bottom="0cm" loext:contextual-spacing="false"/>
      <style:text-properties fo:font-size="14pt" officeooo:paragraph-rsid="0000e7e3" style:font-size-asian="14pt" style:font-size-complex="14pt"/>
    </style:style>
    <style:style style:name="P34" style:family="paragraph" style:parent-style-name="Normal_20__28_Web_29_">
      <style:paragraph-properties fo:margin-top="0cm" fo:margin-bottom="0cm" loext:contextual-spacing="false"/>
      <style:text-properties fo:font-size="14pt" fo:font-weight="bold" officeooo:paragraph-rsid="0000e7e3" style:font-size-asian="14pt" style:font-weight-asian="bold" style:font-size-complex="14pt"/>
    </style:style>
    <style:style style:name="P35" style:family="paragraph" style:parent-style-name="Normal_20__28_Web_29_">
      <style:paragraph-properties fo:margin-top="0cm" fo:margin-bottom="0cm" loext:contextual-spacing="false"/>
      <style:text-properties officeooo:paragraph-rsid="0000e7e3"/>
    </style:style>
    <style:style style:name="P36" style:family="paragraph" style:parent-style-name="Normal_20__28_Web_29_">
      <style:paragraph-properties fo:margin-top="0cm" fo:margin-bottom="0cm" loext:contextual-spacing="false"/>
      <style:text-properties fo:font-size="12pt" fo:language="en" fo:country="GB" officeooo:paragraph-rsid="0000e7e3" style:font-size-asian="12pt" style:font-size-complex="12pt"/>
    </style:style>
    <style:style style:name="P37" style:family="paragraph" style:parent-style-name="Normal_20__28_Web_29_">
      <style:paragraph-properties fo:margin-top="0cm" fo:margin-bottom="0cm" loext:contextual-spacing="false"/>
      <style:text-properties fo:font-size="12pt" officeooo:paragraph-rsid="0000e7e3" style:font-size-asian="12pt" style:font-size-complex="12pt"/>
    </style:style>
    <style:style style:name="P38" style:family="paragraph" style:parent-style-name="Standard">
      <style:paragraph-properties fo:margin-top="0cm" fo:margin-bottom="0cm" loext:contextual-spacing="false"/>
      <style:text-properties fo:font-weight="bold" officeooo:paragraph-rsid="0000e7e3" style:font-weight-asian="bold"/>
    </style:style>
    <style:style style:name="P39" style:family="paragraph" style:parent-style-name="Sin_20_espaciado">
      <style:text-properties fo:font-size="12pt" fo:language="es" fo:country="ES" style:text-underline-style="solid" style:text-underline-width="auto" style:text-underline-color="font-color" fo:font-weight="bold" style:font-size-asian="12pt" style:font-weight-asian="bold" style:font-size-complex="12pt"/>
    </style:style>
    <style:style style:name="P40" style:family="paragraph" style:parent-style-name="Sin_20_espaciado">
      <style:text-properties fo:font-size="12pt" fo:language="es" fo:country="ES" style:font-size-asian="12pt" style:font-size-complex="12pt"/>
    </style:style>
    <style:style style:name="P41" style:family="paragraph" style:parent-style-name="Sin_20_espaciado">
      <style:text-properties fo:font-size="12pt" style:font-size-asian="12pt" style:font-size-complex="12pt"/>
    </style:style>
    <style:style style:name="P42" style:family="paragraph" style:parent-style-name="Sin_20_espaciado">
      <style:text-properties fo:font-size="12pt" officeooo:paragraph-rsid="00018e40" style:font-size-asian="12pt" style:font-size-complex="12pt"/>
    </style:style>
    <style:style style:name="P43" style:family="paragraph" style:parent-style-name="Sin_20_espaciado">
      <style:text-properties fo:font-size="12pt" fo:font-weight="bold" style:font-size-asian="12pt" style:font-weight-asian="bold" style:font-size-complex="12pt"/>
    </style:style>
    <style:style style:name="P44" style:family="paragraph" style:parent-style-name="Sin_20_espaciado">
      <style:text-properties fo:font-size="12pt" fo:language="en" fo:country="US" style:font-size-asian="12pt" style:font-size-complex="12pt"/>
    </style:style>
    <style:style style:name="P45" style:family="paragraph" style:parent-style-name="Sin_20_espaciado">
      <style:text-properties fo:font-size="12pt" fo:language="en" fo:country="US" fo:font-weight="bold" style:font-size-asian="12pt" style:font-weight-asian="bold" style:font-size-complex="12pt"/>
    </style:style>
    <style:style style:name="P46" style:family="paragraph" style:parent-style-name="Sin_20_espaciado">
      <style:text-properties fo:font-size="14pt" fo:language="es" fo:country="ES" style:text-underline-style="solid" style:text-underline-width="auto" style:text-underline-color="font-color" fo:font-weight="bold" style:font-size-asian="14pt" style:font-weight-asian="bold" style:font-size-complex="14pt"/>
    </style:style>
    <style:style style:name="P47" style:family="paragraph" style:parent-style-name="Normal_20__28_Web_29_">
      <style:paragraph-properties fo:text-align="justify" style:justify-single-word="false"/>
      <style:text-properties officeooo:paragraph-rsid="00018e40"/>
    </style:style>
    <style:style style:name="P48" style:family="paragraph" style:parent-style-name="Text_20_body">
      <style:text-properties fo:color="#000000" style:font-name="Times New Roman" fo:font-size="12pt" fo:language="es" fo:country="ES" style:text-underline-style="none" fo:font-weight="normal" officeooo:paragraph-rsid="0000e7e3" style:font-size-asian="12pt" style:language-asian="en" style:country-asian="US" style:font-weight-asian="normal" style:font-name-complex="Times New Roman" style:font-size-complex="12pt"/>
    </style:style>
    <style:style style:name="P49" style:family="paragraph" style:parent-style-name="Sin_20_espaciado">
      <style:text-properties fo:font-size="12pt" fo:font-weight="bold" fo:background-color="#ffff00" style:font-size-asian="12pt" style:font-weight-asian="bold" style:font-size-complex="12pt"/>
    </style:style>
    <style:style style:name="P50" style:family="paragraph" style:parent-style-name="Sin_20_espaciado">
      <style:text-properties fo:font-size="12pt" fo:language="es" fo:country="ES" fo:background-color="#ffff66" style:font-size-asian="12pt" style:font-size-complex="12pt"/>
    </style:style>
    <style:style style:name="P51" style:family="paragraph" style:parent-style-name="Standard" style:master-page-name="Standard">
      <style:paragraph-properties style:page-number="auto"/>
      <style:text-properties fo:font-size="12pt" fo:font-weight="bold" style:font-size-asian="12pt" style:font-weight-asian="bold" style:font-size-complex="12pt"/>
    </style:style>
    <style:style style:name="P52" style:family="paragraph" style:parent-style-name="Standard" style:list-style-name="WW8Num17" style:master-page-name="">
      <loext:graphic-properties draw:fill="none"/>
      <style:paragraph-properties fo:margin-left="0cm" fo:margin-right="0cm" fo:margin-top="0cm" fo:margin-bottom="0cm" loext:contextual-spacing="false" fo:orphans="2" fo:widows="2" fo:text-indent="-0.6cm" style:auto-text-indent="false" style:page-number="auto" fo:background-color="transparent" style:text-autospace="none" style:punctuation-wrap="simple" style:vertical-align="baseline" style:writing-mode="lr-tb">
        <style:tab-stops/>
      </style:paragraph-properties>
      <style:text-properties style:font-name="Calibri" fo:font-size="12pt" style:text-underline-style="solid" style:text-underline-width="auto" style:text-underline-color="font-color" fo:font-weight="bold" officeooo:paragraph-rsid="0000e7e3" style:font-size-asian="12pt" style:font-weight-asian="bold" style:font-name-complex="Arial" style:font-size-complex="12pt"/>
    </style:style>
    <style:style style:name="P53" style:family="paragraph" style:parent-style-name="Standard" style:list-style-name="WW8Num17" style:master-page-name="">
      <loext:graphic-properties draw:fill="none"/>
      <style:paragraph-properties fo:margin-left="0cm" fo:margin-right="0cm" fo:margin-top="0cm" fo:margin-bottom="0.494cm" loext:contextual-spacing="false" fo:orphans="2" fo:widows="2" fo:text-indent="-0.6cm" style:auto-text-indent="false" style:page-number="auto" fo:background-color="transparent" style:text-autospace="none" style:punctuation-wrap="simple" style:vertical-align="baseline" style:writing-mode="lr-tb"/>
      <style:text-properties style:font-name="Times New Roman" fo:font-size="14pt" fo:language="es" fo:country="ES" style:text-underline-style="solid" style:text-underline-width="auto" style:text-underline-color="font-color" fo:font-weight="bold" officeooo:rsid="00018e40" officeooo:paragraph-rsid="00018e40" style:font-size-asian="14pt" style:font-weight-asian="bold" style:font-name-complex="Arial" style:font-size-complex="14pt" style:font-weight-complex="bold"/>
    </style:style>
    <style:style style:name="P54" style:family="paragraph" style:parent-style-name="Standard" style:list-style-name="WW8Num1">
      <style:paragraph-properties fo:margin-top="0cm" fo:margin-bottom="0cm" loext:contextual-spacing="false" fo:text-align="justify" style:justify-single-word="false" fo:orphans="2" fo:widows="2" fo:hyphenation-ladder-count="no-limit"/>
      <style:text-properties fo:color="#000000" style:font-name="Times New Roman" officeooo:paragraph-rsid="00018e40" style:font-name-asian="Times New Roman" style:font-name-complex="Times New Roman" fo:hyphenate="true" fo:hyphenation-remain-char-count="2" fo:hyphenation-push-char-count="2"/>
    </style:style>
    <style:style style:name="P55" style:family="paragraph" style:parent-style-name="Standard" style:list-style-name="WW8Num1">
      <style:paragraph-properties fo:margin-top="0cm" fo:margin-bottom="0cm" loext:contextual-spacing="false" fo:text-align="justify" style:justify-single-word="false" fo:orphans="2" fo:widows="2" fo:hyphenation-ladder-count="no-limit"/>
      <style:text-properties fo:color="#000000" style:font-name="Times New Roman" officeooo:paragraph-rsid="00018e40" fo:background-color="#ffff00" style:font-name-asian="Times New Roman" style:font-name-complex="Times New Roman" fo:hyphenate="true" fo:hyphenation-remain-char-count="2" fo:hyphenation-push-char-count="2"/>
    </style:style>
    <style:style style:name="P56" style:family="paragraph" style:parent-style-name="Standard" style:list-style-name="WW8Num1">
      <style:paragraph-properties fo:margin-top="0cm" fo:margin-bottom="0.494cm" loext:contextual-spacing="false" fo:text-align="justify" style:justify-single-word="false" fo:orphans="2" fo:widows="2" fo:hyphenation-ladder-count="no-limit"/>
      <style:text-properties fo:color="#000000" style:font-name="Times New Roman" officeooo:paragraph-rsid="00018e40" style:font-name-asian="Times New Roman" style:font-name-complex="Times New Roman" fo:hyphenate="true" fo:hyphenation-remain-char-count="2" fo:hyphenation-push-char-count="2"/>
    </style:style>
    <style:style style:name="P57" style:family="paragraph" style:parent-style-name="Heading_20_2">
      <style:text-properties fo:color="#000000" style:font-name="Times New Roman" fo:font-size="12pt" style:text-underline-style="solid" style:text-underline-width="auto" style:text-underline-color="font-color" officeooo:paragraph-rsid="0000e7e3" style:font-size-asian="12pt" style:font-name-complex="Times New Roman" style:font-size-complex="12pt"/>
    </style:style>
    <style:style style:name="P58" style:family="paragraph" style:parent-style-name="Heading_20_2">
      <style:text-properties fo:color="#000000" style:font-name="Times New Roman" fo:font-size="12pt" fo:font-weight="normal" officeooo:paragraph-rsid="0000e7e3" style:font-size-asian="12pt" style:font-weight-asian="normal" style:font-name-complex="Times New Roman" style:font-size-complex="12pt"/>
    </style:style>
    <style:style style:name="P59" style:family="paragraph" style:parent-style-name="Heading_20_2">
      <style:text-properties fo:font-size="12pt" fo:language="es" fo:country="ES" style:text-underline-style="solid" style:text-underline-width="auto" style:text-underline-color="font-color" fo:font-weight="bold" officeooo:paragraph-rsid="0000e7e3" style:font-size-asian="12pt" style:font-weight-asian="bold" style:font-size-complex="12pt"/>
    </style:style>
    <style:style style:name="P60" style:family="paragraph" style:parent-style-name="Heading_20_2">
      <style:paragraph-properties fo:margin-left="1.249cm" fo:margin-right="0cm" fo:text-indent="0cm" style:auto-text-indent="false"/>
      <style:text-properties fo:font-size="12pt" officeooo:paragraph-rsid="0000e7e3" style:font-size-asian="12pt" style:font-size-complex="12pt"/>
    </style:style>
    <style:style style:name="P61" style:family="paragraph" style:parent-style-name="Heading_20_2">
      <style:paragraph-properties fo:margin-left="1.249cm" fo:margin-right="0cm" fo:text-indent="0cm" style:auto-text-indent="false"/>
      <style:text-properties fo:color="#000000" style:font-name="Times New Roman" fo:font-size="12pt" fo:font-weight="normal" officeooo:paragraph-rsid="0000e7e3" style:font-size-asian="12pt" style:font-weight-asian="normal" style:font-name-complex="Times New Roman" style:font-size-complex="12pt"/>
    </style:style>
    <style:style style:name="P62" style:family="paragraph" style:parent-style-name="Heading_20_2">
      <style:paragraph-properties fo:margin-left="1.249cm" fo:margin-right="0cm" fo:text-indent="0cm" style:auto-text-indent="false"/>
      <style:text-properties fo:color="#000000" style:font-name="Times New Roman" fo:font-size="12pt" fo:language="es" fo:country="ES" style:text-underline-style="none" fo:font-weight="normal" officeooo:rsid="0000e7e3" officeooo:paragraph-rsid="0000e7e3" style:font-size-asian="12pt" style:language-asian="en" style:country-asian="US" style:font-weight-asian="normal" style:font-name-complex="Times New Roman" style:font-size-complex="12pt" style:font-weight-complex="normal"/>
    </style:style>
    <style:style style:name="P63" style:family="paragraph" style:parent-style-name="Heading_20_2">
      <style:paragraph-properties fo:margin-left="1.249cm" fo:margin-right="0cm" fo:text-indent="0cm" style:auto-text-indent="false"/>
      <style:text-properties fo:color="#000000" style:font-name="Times New Roman" fo:font-size="12pt" officeooo:paragraph-rsid="0000e7e3" style:font-size-asian="12pt" style:font-name-complex="Times New Roman" style:font-size-complex="12pt"/>
    </style:style>
    <style:style style:name="P64" style:family="paragraph" style:parent-style-name="Heading_20_2">
      <style:paragraph-properties fo:margin-left="2.492cm" fo:margin-right="0cm" fo:text-indent="-1.244cm" style:auto-text-indent="false"/>
      <style:text-properties fo:color="#000000" style:font-name="Times New Roman" fo:font-size="12pt" fo:font-weight="normal" officeooo:paragraph-rsid="0000e7e3" style:font-size-asian="12pt" style:font-weight-asian="normal" style:font-name-complex="Times New Roman" style:font-size-complex="12pt"/>
    </style:style>
    <style:style style:name="P65" style:family="paragraph" style:parent-style-name="Heading_20_2" style:master-page-name="">
      <style:paragraph-properties style:page-number="auto"/>
      <style:text-properties fo:color="#000000" style:font-name="Times New Roman" fo:font-size="12pt" officeooo:paragraph-rsid="00018e40" style:font-size-asian="12pt" style:font-name-complex="Times New Roman" style:font-size-complex="12pt"/>
    </style:style>
    <style:style style:name="P66" style:family="paragraph" style:parent-style-name="Normal_20__28_Web_29_" style:list-style-name="WW8Num2">
      <style:paragraph-properties fo:margin-left="1.259cm" fo:margin-right="0cm" fo:margin-top="0cm" fo:margin-bottom="0.423cm" loext:contextual-spacing="false" fo:text-align="justify" style:justify-single-word="false" fo:text-indent="-0.63cm" style:auto-text-indent="false"/>
      <style:text-properties officeooo:paragraph-rsid="00018e40"/>
    </style:style>
    <style:style style:name="P67" style:family="paragraph" style:parent-style-name="Normal_20__28_Web_29_" style:list-style-name="WW8Num2">
      <style:paragraph-properties fo:margin-top="0cm" fo:margin-bottom="0.423cm" loext:contextual-spacing="false" fo:text-align="justify" style:justify-single-word="false"/>
      <style:text-properties officeooo:paragraph-rsid="00018e40"/>
    </style:style>
    <style:style style:name="P68" style:family="paragraph" style:parent-style-name="Heading_20_3">
      <style:text-properties fo:color="#000000" style:font-name="Times New Roman" fo:font-size="12pt" fo:language="es" fo:country="ES" style:text-underline-style="solid" style:text-underline-width="auto" style:text-underline-color="font-color" fo:font-weight="normal" officeooo:paragraph-rsid="0000e7e3" style:font-size-asian="12pt" style:font-weight-asian="normal" style:font-name-complex="Times New Roman" style:font-size-complex="12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12pt" fo:font-weight="bold" style:font-size-asian="12pt" style:font-weight-asian="bold" style:font-size-complex="12pt"/>
    </style:style>
    <style:style style:name="T4" style:family="text">
      <style:text-properties fo:font-size="12pt" fo:font-weight="bold" fo:background-color="#ffff00" loext:char-shading-value="0" style:font-size-asian="12pt" style:font-weight-asian="bold" style:font-size-complex="12pt"/>
    </style:style>
    <style:style style:name="T5" style:family="text">
      <style:text-properties fo:font-size="12pt" fo:font-weight="bold" fo:background-color="#ffff00" loext:char-shading-value="0" style:font-size-asian="12pt" style:font-weight-asian="bold" style:font-size-complex="12pt"/>
    </style:style>
    <style:style style:name="T6" style:family="text">
      <style:text-properties fo:font-size="12pt" style:font-size-asian="12pt" style:font-size-complex="12pt"/>
    </style:style>
    <style:style style:name="T7" style:family="text">
      <style:text-properties fo:font-size="12pt" fo:language="en" fo:country="US" style:font-size-asian="12pt" style:font-size-complex="12pt"/>
    </style:style>
    <style:style style:name="T8" style:family="text">
      <style:text-properties fo:font-size="12pt" fo:language="es" fo:country="ES" style:text-underline-style="solid" style:text-underline-width="auto" style:text-underline-color="font-color" fo:font-weight="bold" style:font-size-asian="12pt" style:font-weight-asian="bold" style:font-size-complex="12pt"/>
    </style:style>
    <style:style style:name="T9" style:family="text">
      <style:text-properties fo:font-size="12pt" fo:background-color="#ffff00" loext:char-shading-value="0" style:font-size-asian="12pt" style:font-size-complex="12pt"/>
    </style:style>
    <style:style style:name="T10" style:family="text">
      <style:text-properties fo:font-size="12pt" fo:background-color="#ffff00" loext:char-shading-value="0" style:font-size-asian="12pt" style:font-size-complex="12pt"/>
    </style:style>
    <style:style style:name="T11" style:family="text">
      <style:text-properties style:font-name="Wingdings" fo:font-size="12pt" style:font-size-asian="12pt" style:font-size-complex="12pt"/>
    </style:style>
    <style:style style:name="T12" style:family="text">
      <style:text-properties fo:color="#000000"/>
    </style:style>
    <style:style style:name="T13" style:family="text">
      <style:text-properties fo:color="#000000" style:font-name="Times New Roman" style:font-name-complex="Times New Roman"/>
    </style:style>
    <style:style style:name="T14" style:family="text">
      <style:text-properties fo:color="#000000" style:font-name="Times New Roman" fo:font-weight="normal" style:font-weight-asian="normal" style:font-name-complex="Times New Roman"/>
    </style:style>
    <style:style style:name="T15" style:family="text">
      <style:text-properties fo:color="#000000" fo:background-color="#ececec" loext:char-shading-value="0"/>
    </style:style>
    <style:style style:name="T16" style:family="text">
      <style:text-properties fo:color="#000000" fo:background-color="#ffffff" loext:char-shading-value="0"/>
    </style:style>
    <style:style style:name="T17" style:family="text">
      <style:text-properties fo:font-size="14pt" fo:language="en" fo:country="US" style:font-size-asian="14pt" style:font-size-complex="14pt"/>
    </style:style>
    <style:style style:name="T18" style:family="text">
      <style:text-properties fo:font-size="14pt" fo:language="en" fo:country="US" fo:font-style="normal" fo:background-color="#ffff00" loext:char-shading-value="0" style:font-size-asian="14pt" style:font-style-asian="normal" style:font-size-complex="14pt"/>
    </style:style>
    <style:style style:name="T19" style:family="text">
      <style:text-properties officeooo:rsid="0000e7e3" style:language-asian="en" style:country-asian="US"/>
    </style:style>
    <style:style style:name="T20" style:family="text">
      <style:text-properties style:text-underline-style="none" style:language-asian="en" style:country-asian="US"/>
    </style:style>
    <style:style style:name="T21" style:family="text">
      <style:text-properties style:text-underline-style="none" officeooo:rsid="0000e7e3" style:language-asian="en" style:country-asian="US"/>
    </style:style>
    <style:style style:name="T22" style:family="text">
      <style:text-properties style:text-underline-style="none" fo:font-weight="normal" officeooo:rsid="00018e40" style:font-weight-asian="normal" style:font-weight-complex="normal"/>
    </style:style>
    <style:style style:name="T23" style:family="text">
      <style:text-properties officeooo:rsid="00018e40"/>
    </style:style>
    <style:style style:name="T24" style:family="text">
      <style:text-properties officeooo:rsid="0005fc22"/>
    </style:style>
    <style:style style:name="T25" style:family="text">
      <style:text-properties officeooo:rsid="00085d51"/>
    </style:style>
    <style:style style:name="T26" style:family="text">
      <style:text-properties style:font-name="Calibri" fo:font-size="14pt" style:font-size-asian="14pt" style:font-name-complex="Arial" style:font-size-complex="14pt" style:font-weight-complex="bold"/>
    </style:style>
    <style:style style:name="T27" style:family="text">
      <style:text-properties style:font-name="Calibri" fo:font-size="14pt" officeooo:rsid="00284ac5" style:font-size-asian="14pt" style:font-name-complex="Arial" style:font-size-complex="14pt" style:font-weight-complex="bold"/>
    </style:style>
    <style:style style:name="T28" style:family="text">
      <style:text-properties style:font-name="Calibri" style:font-name-complex="Arial" style:font-weight-complex="bold"/>
    </style:style>
    <style:style style:name="T29" style:family="text">
      <style:text-properties officeooo:rsid="0002bba2"/>
    </style:style>
    <style:style style:name="T30" style:family="text">
      <style:text-properties fo:font-weight="normal" style:font-weight-asian="normal" style:font-weight-complex="normal"/>
    </style:style>
    <style:style style:name="T31" style:family="text">
      <style:text-properties fo:font-variant="normal" fo:text-transform="none" fo:color="#000000" style:font-name="Arial1" fo:font-size="9pt" fo:letter-spacing="normal" fo:font-style="normal"/>
    </style:style>
    <style:style style:name="T32" style:family="text">
      <style:text-properties officeooo:rsid="000cd877"/>
    </style:style>
    <style:style style:name="T33" style:family="text">
      <style:text-properties fo:background-color="#ffff00" loext:char-shading-value="0"/>
    </style:style>
    <style:style style:name="T34" style:family="text">
      <style:text-properties officeooo:rsid="000cd877" fo:background-color="#ffff00" loext:char-shading-value="0"/>
    </style:style>
    <style:style style:name="T35" style:family="text">
      <style:text-properties officeooo:rsid="000cd877" fo:background-color="#ffff00" loext:char-shading-value="0"/>
    </style:style>
    <style:style style:name="T36" style:family="text">
      <style:text-properties fo:background-color="#ffff00" loext:char-shading-value="0"/>
    </style:style>
    <style:style style:name="T37" style:family="text">
      <style:text-properties fo:background-color="#ffff66" loext:char-shading-value="0"/>
    </style:style>
    <style:style style:name="T38" style:family="text">
      <style:text-properties fo:background-color="#ffff66"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38"><text:span text:style-name="T26">Unidad 1</text:span><text:span text:style-name="T27">0</text:span><text:span text:style-name="T26"> <text:s/>Administración de Linux/GNU</text:span><text:span text:style-name="T28"> <text:s text:c="7"/></text:span></text:p>
      <text:list xml:id="list21432659633755935" text:style-name="WW8Num17">
        <text:list-header>
          <text:p text:style-name="P52">Configuración de usuarios y grupos.</text:p>
        </text:list-header>
      </text:list>
      <text:p text:style-name="P1"/>
      <text:p text:style-name="P1">Crear usuarios</text:p>
      <text:p text:style-name="P2"/>
      <text:p text:style-name="P7">El único que puede crear usuarios es el administrador. Se puede utilizar dos comandos .</text:p>
      <text:p text:style-name="P7"/>
      <text:p text:style-name="P7">1.- # adduser <text:s/>Pepe <text:s text:c="3"/>(Lleva implícito la petición de contraseña) <text:s/></text:p>
      <text:p text:style-name="P7">2.- #useradd <text:s/>Pepe <text:s text:c="3"/>(No pide contraseña <text:s/>y coloca una shell distinta (bin/sh).Si </text:p>
      <text:p text:style-name="P29">queremos poner contraseña tenemos que utilizar el comando <text:s/>passwd nombre de usuario para colocarla).</text:p>
      <text:p text:style-name="P7"/>
      <text:p text:style-name="P7"><text:s/>Al crear un usuario se modifican los siguientes ficheros:</text:p>
      <text:p text:style-name="P7">/etc/shadow</text:p>
      <text:p text:style-name="P7">/etc/passwd</text:p>
      <text:p text:style-name="P7">/etc/group) </text:p>
      <text:p text:style-name="P7">A <text:s/>los cuales se les inserta una línea nueva que referencia a dicho usuario . </text:p>
      <text:p text:style-name="P7"/>
      <text:p text:style-name="P7">A continuación les indico los campos de cada fichero </text:p>
      <text:p text:style-name="P7"/>
      <text:p text:style-name="P21"><text:span text:style-name="T6">/</text:span><text:span text:style-name="T3">etc/shadow </text:span></text:p>
      <text:p text:style-name="P3"/>
      <text:p text:style-name="P7">Nombre del usuario : contraseña encriptada : días transcurrido desde 1970 : días antes de que se tenga que modificar la clave : días transcurridos para que la clave concluya::: </text:p>
      <text:p text:style-name="P7"/>
      <text:p text:style-name="P3">/etc/passwd </text:p>
      <text:p text:style-name="P3"/>
      <text:p text:style-name="P7">Nombre del usuario : campo clave (x) : identificador del usuario (uid) : identificador del grupo(gid) : : ruta por defecto : shell que utilizará ese usuario </text:p>
      <text:p text:style-name="P7"/>
      <text:p text:style-name="P11">Pepe:x:1002:1002:/home/pepe:/bin/bash</text:p>
      <text:p text:style-name="P11"/>
      <text:p text:style-name="P11"/>
      <text:p text:style-name="P3">/etc/group </text:p>
      <text:p text:style-name="P3"/>
      <text:p text:style-name="P7">Nombre de grupo : campo clave : gid : </text:p>
      <text:p text:style-name="P7"/>
      <text:p text:style-name="P5">- Mostrar uid <text:s/>y gid de los usuario.</text:p>
      <text:p text:style-name="P5">-<text:span text:style-name="T30">id</text:span></text:p>
      <text:p text:style-name="P5"/>
      <text:p text:style-name="P20"><text:span text:style-name="T31">Si se especifica el nombre de un usuario muestra uid y gid de ese usuario, sino refiere al usuario que ejecuta la orden.</text:span> </text:p>
      <text:p text:style-name="P5"/>
      <text:p text:style-name="P20">$ id <text:s text:c="2"/><text:span text:style-name="T29">M</text:span>uestra uid <text:span text:style-name="T29">(número y nombre)</text:span> y gid <text:span text:style-name="T29">(número y nombre)</text:span> del usuario actual.</text:p>
      <text:p text:style-name="P20"/>
      <text:p text:style-name="P20">$ id root ((muestra uid y gid del usuario root)</text:p>
      <text:p text:style-name="P20">$ id <text:s text:c="2"/>-<text:span text:style-name="T29">u </text:span>(muestra <text:span text:style-name="T29">el <text:s/>número</text:span> <text:span text:style-name="T29">uid</text:span> del usuario actual)</text:p>
      <text:p text:style-name="P20">$ id <text:s text:c="2"/>-<text:span text:style-name="T29">un </text:span>(muestra <text:span text:style-name="T29">el nombre del usuario </text:span>actual)</text:p>
      <text:p text:style-name="P20">$ id <text:s text:c="2"/>-<text:span text:style-name="T29">g </text:span>(muestra <text:span text:style-name="T29">el número </text:span>gid del usuario actual)</text:p>
      <text:p text:style-name="P20"><text:soft-page-break/>$ id <text:s text:c="2"/>-<text:span text:style-name="T29">gn </text:span>(muestra <text:span text:style-name="T29">el nombre del grupo </text:span>actual)</text:p>
      <text:p text:style-name="P7"/>
      <text:p text:style-name="P7"/>
      <text:p text:style-name="P7"/>
      <text:p text:style-name="P3">-Eliminar la <text:s/>Contraseña </text:p>
      <text:p text:style-name="P3"/>
      <text:p text:style-name="P7"><text:s/>Para eliminar la contraseña de un usuario tenemos que ser el administrador .En el fichero /etc/passwd, eliminar el contenido del campo clave(quitar la X). Funciona en las maquinas virtuales pero por el entorno gráfico. </text:p>
      <text:p text:style-name="P7"/>
      <text:p text:style-name="P21"><text:span text:style-name="T6">-</text:span><text:span text:style-name="T3">Modificar la Contraseña</text:span><text:span text:style-name="T6"> </text:span></text:p>
      <text:p text:style-name="P7"/>
      <text:p text:style-name="P7">Sólo permite modificar la contraseña (a través del comando passwd) al propio usuario o al administrador .</text:p>
      <text:p text:style-name="P7"/>
      <text:p text:style-name="P7"># passwd pepe <text:s text:c="2"/></text:p>
      <text:p text:style-name="P7"/>
      <text:p text:style-name="P1">-Inhabilitar un usuario </text:p>
      <text:p text:style-name="P7">Para inhabilitar una cuenta de usuario, la forma mas fácil es editar el fichero /etc/passwd y en el último campo de ese usuario, que es el que hace referencia a la shell, colocamos una shell inexistente ( /bin/false) .</text:p>
      <text:p text:style-name="P12"><text:s/></text:p>
      <text:p text:style-name="P11">Pepe:x:1002:1002:/home/pepe:/bin/bash</text:p>
      <text:p text:style-name="P10"/>
      <text:p text:style-name="P1">-Eliminar un usuario </text:p>
      <text:p text:style-name="P1"/>
      <text:p text:style-name="P6">Exiten dos comandos: </text:p>
      <text:p text:style-name="P6"/>
      <text:p text:style-name="P7">- deluser: Cuando eliminamos un usuario se elimina de los tres ficheros, la línea correspondiente a su cuenta, pero su ruta de trabajo no se elimina. Informa de la eliminación del usuario. </text:p>
      <text:p text:style-name="P7">- userdel: No dice que se ha eliminado una cuenta </text:p>
      <text:p text:style-name="P7"/>
      <text:p text:style-name="P7"># deluser pepe</text:p>
      <text:p text:style-name="P30"/>
      <text:p text:style-name="P1">-Cambiar de grupo a un usuario </text:p>
      <text:p text:style-name="P6">Sólo lo puede hacer root, hay dos formas para hacerlo:</text:p>
      <text:p text:style-name="P6"/>
      <text:p text:style-name="P6"><text:s/>-Manipulando los ficheros: </text:p>
      <text:p text:style-name="P6">Hay que editar en el fichero /etc/group, en la línea del grupo donde queremos añadir a ese usuario, en el último campo colocamos el nombre de usuario que queremos agregar a ese grupo. Además tenemos que modificar el fichero /etc/passwd, nos posicionamos en el usuario que queremos cambiar de grupo y modificamos el identificador de grupo por gid del nuevo grupo. (cuarto campo )</text:p>
      <text:p text:style-name="P7"/>
      <text:p text:style-name="P7">Ejemplo: colocar en el grupo ana a los usuarios pepe y Juan</text:p>
      <text:p text:style-name="P7"/>
      <text:p text:style-name="P21"><text:span text:style-name="T3">/</text:span><text:span text:style-name="T6">etc/group</text:span><text:span text:style-name="T3"> </text:span></text:p>
      <text:p text:style-name="P7">Ana:x:1003:pepe,juan</text:p>
      <text:p text:style-name="P3"/>
      <text:p text:style-name="P13"><text:soft-page-break/>/etc/passwd</text:p>
      <text:p text:style-name="P10">Pepe:x:1002:1003:/home/pepe:/bin/bash</text:p>
      <text:p text:style-name="P10">Juan:x:1004:1003:/home/pepe:/bin/bash</text:p>
      <text:p text:style-name="P12"/>
      <text:p text:style-name="P12"/>
      <text:p text:style-name="P6">- Con comando:</text:p>
      <text:p text:style-name="P6"><text:s/></text:p>
      <text:p text:style-name="P6"># usermod <text:s text:c="2"/>Nombre del usuario <text:s/>-g <text:s/>Nombre del grupo nuevo. </text:p>
      <text:p text:style-name="P6"/>
      <text:p text:style-name="P6"/>
      <text:p text:style-name="P22">Copias de seguridad</text:p>
      <text:p text:style-name="P22"/>
      <text:h text:style-name="P57" text:outline-level="2">Comprimir y descomprimir</text:h>
      <text:h text:style-name="P58" text:outline-level="2">* Ficheros tar</text:h>
      <text:h text:style-name="P60" text:outline-level="2"><text:span text:style-name="T14"><text:line-break/>Empaquetar: </text:span><text:span text:style-name="T13">tar -cvf archivo.tar /dir/a/comprimir/<text:line-break/></text:span><text:span text:style-name="T14">Desempaquetar</text:span><text:span text:style-name="T13">: tar -xvf archivo.tar<text:line-break/></text:span><text:span text:style-name="T14">Ver contenido </text:span><text:span text:style-name="T13">tar -tf archivo.tar</text:span></text:h>
      <text:h text:style-name="P61" text:outline-level="2">Opciones:</text:h>
      <text:h text:style-name="P61" text:outline-level="2">c<text:tab/>crea un archivo tar.</text:h>
      <text:h text:style-name="P61" text:outline-level="2">x<text:tab/>extrae el contenido de un archivo tar.</text:h>
      <text:h text:style-name="P61" text:outline-level="2">v<text:tab/>muestra información en pantalla de lo que se esta haciendo.</text:h>
      <text:h text:style-name="P61" text:outline-level="2">f<text:tab/>dirige la salida a un fichero.</text:h>
      <text:h text:style-name="P64" text:outline-level="2">z<text:tab/>entiende que el fichero que lee o escribe esta comprimido con gzip.</text:h>
      <text:h text:style-name="P61" text:outline-level="2">t<text:tab/>lee los nombres a extraer.</text:h>
      <text:p text:style-name="P15"><text:tab/></text:p>
      <text:p text:style-name="P15"><text:tab/>C <text:tab/>ruta de destino para descomprimir </text:p>
      <text:p text:style-name="P15"/>
      <text:p text:style-name="P16"><text:tab/>j<text:tab/>compresor bzip o bzip2<text:tab/></text:p>
      <text:p text:style-name="P17"><text:s text:c="11"/>N <text:s text:c="8"/>Para indicar <text:span text:style-name="T25">fecha de la copia diferencial</text:span></text:p>
      <text:h text:style-name="P58" text:outline-level="2">* Ficheros tar.gz</text:h>
      <text:h text:style-name="P60" text:outline-level="2"><text:span text:style-name="T14"><text:line-break/>Comprimir: </text:span><text:span text:style-name="T13">tar -czfv archivo.tar.gz ficheros</text:span><text:span text:style-name="T14"><text:line-break/>Descomprimir: </text:span><text:span text:style-name="T13">tar -xzvf archivo.tar.gz<text:line-break/></text:span><text:span text:style-name="T14">Ver contenido: </text:span><text:span text:style-name="T13">tar -tzf archivo.tar.gz</text:span></text:h>
      <text:p text:style-name="P23"/>
      <text:p text:style-name="P15">Nota apartir de la versión 11.04 para descomprimir <text:s/>en una ruta distinta, hay que utilizar –C</text:p>
      <text:p text:style-name="P15"><text:soft-page-break/>Ej: Descomprimir en la ruta de pepe la copia comprimida “copia.tar.gz” existen en la ruta actual.</text:p>
      <text:p text:style-name="P15"/>
      <text:p text:style-name="P15">#tar <text:s/>-xvzf copia.tar.gz <text:s/>-C /home/pepe <text:s/></text:p>
      <text:p text:style-name="P24"/>
      <text:p text:style-name="P25"/>
      <text:h text:style-name="P58" text:outline-level="2">* Ficheros zip</text:h>
      <text:h text:style-name="P62" text:outline-level="2"><text:line-break/>Comprimir: zip archivo.zip ficheros<text:line-break/>Descomprimir: unzip archivo.zip<text:line-break/>Ver contenido: unzip -v archivo.zip</text:h>
      <text:h text:style-name="P58" text:outline-level="2">* Ficheros gz</text:h>
      <text:h text:style-name="P60" text:outline-level="2"><text:span text:style-name="T14">Comprimir: </text:span><text:span text:style-name="T13">gzip -9 fichero</text:span></text:h>
      <text:h text:style-name="P60" text:outline-level="2"><text:span text:style-name="T14">Comprimir rapido:</text:span><text:span text:style-name="T13"> gzip -1 fichero</text:span></text:h>
      <text:h text:style-name="P60" text:outline-level="2"><text:span text:style-name="T14"><text:line-break/>Descomprimir: </text:span><text:span text:style-name="T13">gzip -d fichero.gz</text:span></text:h>
      <text:h text:style-name="P63" text:outline-level="2"/>
      <text:h text:style-name="P58" text:outline-level="2">* Ficheros bz2 (comprime más que el gzip)</text:h>
      <text:h text:style-name="P60" text:outline-level="2"><text:span text:style-name="T14"><text:line-break/>Comprimir</text:span><text:span text:style-name="T13">: bzip fichero<text:line-break/></text:span><text:span text:style-name="T14">Descomprimir</text:span><text:span text:style-name="T13">: bzip2 -d fichero.bz2</text:span></text:h>
      <text:h text:style-name="P63" text:outline-level="2"/>
      <text:h text:style-name="P68" text:outline-level="3"><text:span text:style-name="T19">Nota : </text:span><text:span text:style-name="T20">gzip ó bzip2 sólo comprimen ficheros [no directorios </text:span><text:span text:style-name="T21">ni múltiples ficheros</text:span><text:span text:style-name="T20">, para eso existe tar].</text:span></text:h>
      <text:p text:style-name="P48"/>
      <text:h text:style-name="P65" text:outline-level="2">Copias de seguridad con software</text:h>
      <text:p text:style-name="P9">Como ejemplo utilizamos <text:s/>el software sbackup, que se puede instalar con :</text:p>
      <text:p text:style-name="P26"><text:span text:style-name="T6"><text:s/></text:span><text:span text:style-name="Emphasis"><text:span text:style-name="T7">sudo apt-get install sbackup</text:span></text:span></text:p>
      <text:p text:style-name="P18"><text:span text:style-name="Emphasis"><text:span text:style-name="T8"/></text:span></text:p>
      <text:p text:style-name="P18"><text:span text:style-name="Emphasis"><text:span text:style-name="T22">Nota: Ejecutarlo desde el entorno gráfico( da problemas en el entorno texto de la máquina virtual</text:span></text:span></text:p>
      <text:p text:style-name="P18"><text:span text:style-name="Emphasis"><text:span text:style-name="T22"/></text:span></text:p>
      <text:p text:style-name="P18"><text:span text:style-name="Emphasis"><text:span text:style-name="T8"/></text:span></text:p>
      <text:p text:style-name="P19">Clonar datos</text:p>
      <text:p text:style-name="P4">Comando dd</text:p>
      <text:p text:style-name="P8">Comando que permite copias de seguridad (clonar)</text:p>
      <text:p text:style-name="P31">$ dd if=origen of=destino </text:p>
      <text:p text:style-name="P31"/>
      <text:p text:style-name="P35"><text:span text:style-name="fullpost"><text:span text:style-name="T3">- Copia desde <text:s/>un disco duro a otro</text:span></text:span></text:p>
      <text:p text:style-name="P36"><text:soft-page-break/>dd if=/dev/hda of=/dev/hdb bs=1M (Red hat)</text:p>
      <text:p text:style-name="P36">dd if=/dev/sda of=/dev/sdb bs=1Mb <text:s/>(Ubuntu )</text:p>
      <text:p text:style-name="P8"><text:span text:style-name="T2">dd</text:span> = comando para realizar el clonado o copiado byte a byte<text:line-break/><text:span text:style-name="T2">if </text:span>= desde el dispositivo donde compiaremos (/dev/hda)<text:line-break/><text:span text:style-name="T2">of</text:span> = el dispositivo donde se copiará (/dev/hdb)<text:line-break/><text:span text:style-name="T2">bs</text:span> =1M; determina que la copia se realizará mega a mega</text:p>
      <text:p text:style-name="P33"><text:span text:style-name="fullpost"><text:span text:style-name="T6"/></text:span></text:p>
      <text:p text:style-name="P35"><text:span text:style-name="fullpost"><text:span text:style-name="T6">-</text:span></text:span><text:span text:style-name="T3">Copia de una partición a otra</text:span></text:p>
      <text:p text:style-name="P34"><text:span text:style-name="fullpost"><text:span text:style-name="T6"/></text:span></text:p>
      <text:p text:style-name="P36">dd if=/dev/sda2 of=/dev/sdb2 bs=1M</text:p>
      <text:p text:style-name="P37"><text:span text:style-name="T2">dd</text:span> = comando para realizar el clonado o copiado byte a byte<text:line-break/><text:span text:style-name="T2">if </text:span>= desde la partición donde compiamos (/dev/sda2)<text:line-break/><text:span text:style-name="T2">of</text:span> = partición destino donde se copiará (/dev/sdb2)<text:line-break/><text:span text:style-name="T2">bs</text:span> =1M; determina que la copia se realizará mega a mega</text:p>
      <text:p text:style-name="P37"/>
      <text:p text:style-name="P37">-<text:span text:style-name="T1">Copia de disquete a disquete</text:span></text:p>
      <text:p text:style-name="P37">$ dd if=/dev/fd0 of=imagen.img (del disquete a imagen)<text:line-break/>$ dd if=imagen.img of=/dev/fd0 (de imagen a disquete)</text:p>
      <text:p text:style-name="P8"/>
      <text:p text:style-name="P8">-<text:span text:style-name="T1">Copia de un cd</text:span> (Para crear imágenes ISO)</text:p>
      <text:p text:style-name="P14">$ dd if=/dev/cdrom0 of=/home/usuario/imagen.iso</text:p>
      <text:h text:style-name="P59" text:outline-level="2"><text:span text:style-name="Emphasis"><text:span text:style-name="T7"/></text:span></text:h>
      <text:p text:style-name="P39"/>
      <text:p text:style-name="P46">I<text:span text:style-name="T23">nstalar</text:span> </text:p>
      <text:p text:style-name="P39"/>
      <text:p text:style-name="P41"/>
      <text:p text:style-name="P41">Para R<text:span text:style-name="T23">edhat</text:span></text:p>
      <text:p text:style-name="P41"/>
      <text:p text:style-name="P41">Para instalar utilizamos el comando rpm o el comando urpmi. Tiene la siguiente estructura:</text:p>
      <text:p text:style-name="P41"><text:tab/><text:span text:style-name="T24">r</text:span>pm <text:s text:c="2"/>-i <text:s/>nombre_paquete</text:p>
      <text:p text:style-name="P41">Tiene las siguientes opciones:</text:p>
      <text:p text:style-name="Sin_20_espaciado"><text:span text:style-name="T6">-i <text:s text:c="2"/></text:span><text:span text:style-name="T11">à</text:span><text:span text:style-name="T6"> instala</text:span></text:p>
      <text:p text:style-name="Sin_20_espaciado"><text:span text:style-name="T6">-f </text:span><text:span text:style-name="T11">à</text:span><text:span text:style-name="T6"> actualiza versiones anteriores<text:tab/><text:tab/><text:tab/><text:tab/></text:span></text:p>
      <text:p text:style-name="Sin_20_espaciado"><text:span text:style-name="T6">-u <text:s/></text:span><text:span text:style-name="T11">à</text:span><text:span text:style-name="T6"> instala o actualiza</text:span></text:p>
      <text:p text:style-name="Sin_20_espaciado"><text:span text:style-name="T6">--test </text:span><text:span text:style-name="T11">à</text:span><text:span text:style-name="T6"> si se puede o no instalar<text:tab/><text:tab/></text:span></text:p>
      <text:p text:style-name="Sin_20_espaciado"><text:span text:style-name="T6">-vh</text:span><text:span text:style-name="T11">à</text:span><text:span text:style-name="T6"> verbose (información de la instalación) </text:span></text:p>
      <text:p text:style-name="P41"/>
      <text:p text:style-name="P42">D<text:span text:style-name="T23">esisntalar</text:span></text:p>
      <text:p text:style-name="P42"><text:s/></text:p>
      <text:p text:style-name="P41">Se utiliza el comando rpm seguido de la opción –e o el comando urpme. Tiene la siguiente estructura:</text:p>
      <text:p text:style-name="P41"><text:span text:style-name="T24">r</text:span>pm <text:s/>-e <text:s/>nombre_pkt</text:p>
      <text:p text:style-name="P41">Tiene las siguientes opciones:</text:p>
      <text:p text:style-name="Sin_20_espaciado"><text:span text:style-name="T6">-qa </text:span><text:span text:style-name="T11">à</text:span><text:span text:style-name="T6"> muestra paquetes instalados</text:span></text:p>
      <text:p text:style-name="Sin_20_espaciado"><text:span text:style-name="T6">-qil </text:span><text:span text:style-name="T11">à</text:span><text:span text:style-name="T6"> información detallada sobre paquetes instalados</text:span></text:p>
      <text:p text:style-name="Sin_20_espaciado"><text:span text:style-name="T6">-qlp </text:span><text:span text:style-name="T11">à</text:span><text:span text:style-name="T6"> muestra ficheros que pertenecen a ese paquete</text:span></text:p>
      <text:p text:style-name="Sin_20_espaciado"><text:span text:style-name="T6">-gf <text:s text:c="2"/></text:span><text:span text:style-name="T11">à</text:span><text:span text:style-name="T6"> comprueba a que paquete pertenece un fichero.</text:span></text:p>
      <text:p text:style-name="P41"/>
      <text:p text:style-name="P41"><text:soft-page-break/>Para UBUNTU (DEBIAN)</text:p>
      <text:p text:style-name="P41"/>
      <text:p text:style-name="P41">¿Qué es un repositorio?</text:p>
      <text:p text:style-name="P41"/>
      <text:p text:style-name="P41">Un repositorio es el lugar dónde se guardan los paquetes, de tal forma que cualquier usuario, haciendo referencia a ese repositorio tiene la posibilidad de instalarse cualquier paquete que allí se encuentre.</text:p>
      <text:p text:style-name="P41"/>
      <text:p text:style-name="P43">1.- <text:span text:style-name="T36">Actualización </text:span><text:span text:style-name="T35">de repositorios</text:span><text:span text:style-name="T36">.</text:span></text:p>
      <text:p text:style-name="P49"/>
      <text:p text:style-name="P41"><text:s/>Ejecutar ``<text:span text:style-name="T36">apt-get update</text:span>'' para actualizar la lista de paquetes, ``apt'' descargará descripciones de los lugares indicados en ``/etc/apt/sources.list''. (Esto se tiene que hacer siendo ROOT).</text:p>
      <text:p text:style-name="P41"/>
      <text:p text:style-name="P43">2.-<text:span text:style-name="T36"> Buscar paquete para instalar</text:span></text:p>
      <text:p text:style-name="P43"/>
      <text:p text:style-name="P41"><text:s/>Primero tenemos que buscar el paquete que queremos instalar mediante el comando <text:s/></text:p>
      <text:p text:style-name="P41"/>
      <text:p text:style-name="P41"># <text:span text:style-name="T36">apt-cache search nombredepaquete <text:s/></text:span>(indica cual es el paquete que debemos instalar) .</text:p>
      <text:p text:style-name="P41">Ejem:</text:p>
      <text:p text:style-name="P41"># apt-cache search msn <text:s text:c="2"/>( muestra varios paquetes (amsn, kmess)</text:p>
      <text:p text:style-name="P41"/>
      <text:p text:style-name="P41"/>
      <text:p text:style-name="Sin_20_espaciado"><text:span text:style-name="T3">3.- </text:span><text:span text:style-name="T5">Instalar un paquete</text:span><text:span text:style-name="T10"> </text:span><text:span text:style-name="T6">.</text:span></text:p>
      <text:p text:style-name="P41"/>
      <text:p text:style-name="P40"># <text:span text:style-name="T36">apt-get install nombredelpaquete</text:span></text:p>
      <text:p text:style-name="P40"/>
      <text:p text:style-name="P44">Ej:</text:p>
      <text:p text:style-name="P44"># apt-get install amsn</text:p>
      <text:p text:style-name="P44"/>
      <text:p text:style-name="P45">4.- <text:span text:style-name="T36">Desinstalar </text:span>un paquete.</text:p>
      <text:p text:style-name="P45"><text:s/></text:p>
      <text:p text:style-name="P44"><text:s/>Apt-get remove nombredelpaquete</text:p>
      <text:p text:style-name="P44">#<text:span text:style-name="T36">apt-get remove amsn</text:span></text:p>
      <text:p text:style-name="P44"/>
      <text:p text:style-name="P43">5.- <text:span text:style-name="T38">Ver paquetes instalados</text:span></text:p>
      <text:p text:style-name="P43"/>
      <text:p text:style-name="P40">#<text:span text:style-name="T38">apt-cache pkgnames </text:span></text:p>
      <text:p text:style-name="P50"/>
      <text:p text:style-name="P40">Ejem:</text:p>
      <text:p text:style-name="P40"/>
      <text:p text:style-name="P40">-apt-cache pkgnames &gt; paquete</text:p>
      <text:p text:style-name="P40"/>
      <text:p text:style-name="P40"/>
      <text:list xml:id="list115352262828497" text:continue-numbering="true" text:style-name="WW8Num17">
        <text:list-header>
          <text:p text:style-name="P53">Herramientas de monitorización del sistema.</text:p>
        </text:list-header>
      </text:list>
      <text:p text:style-name="P47">Los programas auditores de seguridad son herramientas indispensables para el administrador de un sistema, ya que permiten detectar, de forma rutinaria, problemas de seguridad para los que pudieran existir ataques conocidos.</text:p>
      <text:p text:style-name="P32"><text:soft-page-break/>Las herramientas de monitorización permiten detectar algunos de estos comportamientos anómalos. Ejemplos de estos comportamientos pueden ser:</text:p>
      <text:list xml:id="list1071556739872719754" text:style-name="WW8Num1">
        <text:list-item>
          <text:list>
            <text:list-item>
              <text:p text:style-name="P54">Carga excesivamente elevada del sistema</text:p>
            </text:list-item>
            <text:list-item>
              <text:p text:style-name="P55">Accesos a cuentas de usuarios antiguos</text:p>
            </text:list-item>
            <text:list-item>
              <text:p text:style-name="P55">Accesos a cuentas de usuarios de vacaciones</text:p>
            </text:list-item>
            <text:list-item>
              <text:p text:style-name="P54">Usuarios conectados a horarios no habituales</text:p>
            </text:list-item>
            <text:list-item>
              <text:p text:style-name="P55">Elevado número de solicitudes de acceso</text:p>
            </text:list-item>
            <text:list-item>
              <text:p text:style-name="P54">Existencia de ficheros SUID/SGID</text:p>
            </text:list-item>
            <text:list-item>
              <text:p text:style-name="P56">Existencia de ficheros especiales (ficheros de dispositivos, sockets) en lugares no habituales.</text:p>
            </text:list-item>
          </text:list>
        </text:list-item>
      </text:list>
      <text:p text:style-name="P47">Software auditor de seguridad para Linux pueden ser: ynis, <text:a xlink:type="simple" xlink:href="http://www.linuxparatodos.net/portal/article.php?story=20060126101043581" office:target-frame-name="_blank" xlink:show="new" text:style-name="Internet_20_link" text:visited-style-name="Visited_20_Internet_20_Link"><text:span text:style-name="Internet_20_link">Satan/Sara</text:span></text:a>, <text:a xlink:type="simple" xlink:href="http://es.tldp.org/Articulos-periodisticos/jfs/security1/seguridad1.html" office:target-frame-name="_blank" xlink:show="new" text:style-name="Internet_20_link" text:visited-style-name="Visited_20_Internet_20_Link"><text:span text:style-name="Internet_20_link">Trpwire</text:span></text:a> o <text:a xlink:type="simple" xlink:href="http://www.nessus.org/" office:target-frame-name="_blank" xlink:show="new" text:style-name="Internet_20_link" text:visited-style-name="Visited_20_Internet_20_Link"><text:span text:style-name="Internet_20_link">Nessus</text:span></text:a>, tiger (para servidores, etc.)</text:p>
      <text:list xml:id="list7445674531957475383" text:style-name="WW8Num2">
        <text:list-item>
          <text:p text:style-name="P66"><text:span text:style-name="T16">ynis es una herramienta de seguridad muy completa para realizar una auditoría de nuestro sistema Linux. Funciona con muchas de distribuciones conocidas, entre las que destacan Ubuntu, Arch, Debian, Fedora y OpenSUSE entre otras.</text:span><text:span text:style-name="T15"><text:line-break/></text:span><text:span text:style-name="T12"><text:line-break/></text:span><text:span text:style-name="T16">Analiza el software instalado en el sistema para detectar problemas de seguridad. Junto a la información relacionada con la seguridad también buscará información general del sistema, los paquetes instalados y los errores de configuración. También nos mostrará información sobre diferentes aspectos</text:span><text:span text:style-name="T15"> </text:span><text:span text:style-name="T16">extra, como boot loaders, networking, virtualización, procesos zombie, criptografía, impresoras, firewalls, kernel, bases de datos, etc</text:span></text:p>
        </text:list-item>
        <text:list-item>
          <text:p text:style-name="P67"><text:span text:style-name="T16">Podemos usar también <text:s/>Lynis para comprobar la seguridad de nuestro sistema de escritorio o incluso de servidor, ya que analiza también un gran número de servidores como de correo, SQL, conectividad de red, etc, por lo que puede ser utilizada para comprobar la seguridad real de nuestro servidor.<text:line-break/>Debian teclearemos sudo apt-get install lynis y se instalará en nuestro equipo.<text:line-break/>Para ejecutar la herramienta debemos ejecutar el siguiente comando:<text:line-break/>lynis -c ó lynis -Q para hacer un escaneo rápido</text:span><text:span text:style-name="T15">.</text:span><text:span text:style-name="T12"><text:line-break/><text:line-break/></text:span></text:p>
        </text:list-item>
      </text:list>
      <text:p text:style-name="P27"/>
      <text:p text:style-name="Standard"><text:span text:style-name="Emphasis"><text:span text:style-name="T17"/></text:span></text:p>
      <text:p text:style-name="Standard"><text:span text:style-name="Emphasis"><text:span text:style-name="T17"/></text:span></text:p>
      <text:p text:style-name="P28"><text:span text:style-name="Emphasis"><text:span text:style-name="T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Arial1" svg:font-family="Arial, Verdana, Helvetica, sans-serif"/>
    <style:font-face style:name="Mangal1" svg:font-family="Manga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line-height="115%" fo:keep-together="always" fo:keep-with-next="always" style:text-autospace="ideograph-alpha" style:punctuation-wrap="hanging" style:vertical-align="auto"/>
      <style:text-properties fo:color="#4f81bd" style:font-name="Cambria" fo:font-family="Cambria" style:font-family-generic="roman" style:font-pitch="variable" fo:font-size="13pt" fo:language="es" fo:country="ES" fo:font-weight="bold" style:font-size-asian="13pt" style:font-weight-asian="bold" style:font-name-complex="Cambria" style:font-family-complex="Cambria" style:font-family-generic-complex="roman" style:font-pitch-complex="variable" style:font-size-complex="13pt" style:font-weight-complex="bold"/>
    </style:style>
    <style:style style:name="Normal_20__28_Web_29_" style:display-name="Normal (Web)" style:family="paragraph" style:parent-style-name="Standard">
      <style:paragraph-properties fo:margin-top="0.265cm" fo:margin-bottom="0.265cm" loext:contextual-spacing="false" style:text-autospace="ideograph-alpha" style:punctuation-wrap="hanging" style:vertical-align="auto"/>
      <style:text-properties fo:font-size="12pt" fo:language="es" fo:country="ES" style:font-size-asian="12pt" style:font-size-complex="12pt"/>
    </style:style>
    <style:style style:name="Párrafo_20_de_20_lista" style:display-name="Párrafo de lista" style:family="paragraph" style:parent-style-name="Standard">
      <style:paragraph-properties fo:margin-left="1.27cm" fo:margin-right="0cm" fo:margin-top="0cm" fo:margin-bottom="0.353cm" loext:contextual-spacing="false" fo:line-height="115%" fo:hyphenation-ladder-count="no-limit" fo:text-indent="0cm" style:auto-text-indent="false" style:text-autospace="ideograph-alpha" style:punctuation-wrap="hanging" style:vertical-align="auto"/>
      <style:text-properties style:font-name="Calibri" fo:font-family="Calibri" style:font-family-generic="swiss" style:font-pitch="variable" fo:font-size="11pt" fo:language="es" fo:country="ES"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fo:hyphenate="false" fo:hyphenation-remain-char-count="2" fo:hyphenation-push-char-count="2"/>
    </style:style>
    <style:style style:name="Sin_20_espaciado" style:display-name="Sin espaciado" style:family="paragraph">
      <style:paragraph-properties fo:orphans="2" fo:widows="2" style:text-autospace="none" style:punctuation-wrap="simple" style:vertical-align="baseline"/>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fullpost" style:family="text" style:parent-style-name="Fuente_20_de_20_párrafo_20_predeter."/>
    <style:style style:name="Emphasis" style:family="text" style:parent-style-name="Fuente_20_de_20_párrafo_20_predeter.">
      <style:text-properties fo:font-style="italic" style:font-style-asian="italic" style:font-style-complex="italic"/>
    </style:style>
    <style:style style:name="WW8Num17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2.54cm"/>
        </style:list-level-properties>
        <style:text-properties style:font-name="Arial"/>
      </text:list-level-style-bullet>
      <text:list-level-style-bullet text:level="2" text:style-name="WW8Num17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lued Acer Customer</meta:initial-creator>
    <meta:creation-date>2013-04-28T18:58:00</meta:creation-date>
    <dc:date>2017-05-08T11:53:51.972000000</dc:date>
    <meta:editing-cycles>22</meta:editing-cycles>
    <meta:editing-duration>PT4H16M27S</meta:editing-duration>
    <meta:generator>LibreOffice/5.1.3.2$Windows_x86 LibreOffice_project/644e4637d1d8544fd9f56425bd6cec110e49301b</meta:generator>
    <meta:document-statistic meta:table-count="0" meta:image-count="0" meta:object-count="0" meta:page-count="7" meta:paragraph-count="158" meta:word-count="1483" meta:character-count="9526" meta:non-whitespace-character-count="8064"/>
  </office:meta>
</office:document-meta>
</file>